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77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egoe UI" fo:font-size="10.5pt" fo:language="none" fo:country="none" style:font-name-asian="Segoe UI" style:font-size-asian="10.5pt" style:language-asian="none" style:country-asian="none" style:font-name-complex="Segoe UI" style:font-size-complex="10.5pt" style:language-complex="none" style:country-complex="none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311.55mm" svg:y="154.57mm">
            <loext:p draw:notify-on-update-of-ranges="Tabelle1.B4:Tabelle1.B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4.05mm" svg:y="276.77mm">
            <loext:p draw:notify-on-update-of-ranges="Tabelle1.C4:Tabelle1.C1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9.94mm" svg:y="42.19mm">
            <loext:p draw:notify-on-update-of-ranges="Tabelle1.B4:Tabelle1.B140 Tabelle1.C4:Tabelle1.C1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Messung ohne Zeitbeschränkung</text:p>
          </table:table-cell>
          <table:table-cell table:number-columns-repeated="3"/>
          <table:table-cell table:style-name="ce5" office:value-type="string" calcext:value-type="string">
            <text:p>Linkes Rad</text:p>
          </table:table-cell>
          <table:table-cell/>
          <table:table-cell table:style-name="ce4" office:value-type="string" calcext:value-type="string">
            <text:p>Rechtes Rad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Messung</text:p>
          </table:table-cell>
          <table:table-cell table:style-name="ce3" office:value-type="string" calcext:value-type="string">
            <text:p>linkes Rad</text:p>
          </table:table-cell>
          <table:table-cell table:style-name="ce4" office:value-type="string" calcext:value-type="string">
            <text:p>Rechtes Rad</text:p>
          </table:table-cell>
          <table:table-cell/>
          <table:table-cell table:style-name="ce6" office:value-type="string" calcext:value-type="string">
            <text:p>Durchschnitt </text:p>
          </table:table-cell>
          <table:table-cell table:style-name="ce3" table:formula="of:=SUM([.B4:.B140]) / COUNT([.B4:.B140])" office:value-type="float" office:value="910.832116788321" calcext:value-type="float">
            <text:p>910,832116788321</text:p>
          </table:table-cell>
          <table:table-cell office:value-type="string" calcext:value-type="string">
            <text:p>Durchschnitt </text:p>
          </table:table-cell>
          <table:table-cell table:style-name="ce8" table:formula="of:=SUM([.C4:.C140]) / COUNT([.C4:.C140])" office:value-type="float" office:value="893.087591240876" calcext:value-type="float">
            <text:p>893,08759124087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Höchster Wert</text:p>
          </table:table-cell>
          <table:table-cell table:style-name="ce3" table:formula="of:=MAX([.B4:.B140])" office:value-type="float" office:value="973" calcext:value-type="float">
            <text:p>973</text:p>
          </table:table-cell>
          <table:table-cell office:value-type="string" calcext:value-type="string">
            <text:p>Höchster Wert</text:p>
          </table:table-cell>
          <table:table-cell table:style-name="ce4" table:formula="of:=MAX([.C4:.C140])" office:value-type="float" office:value="979" calcext:value-type="float">
            <text:p>979</text:p>
          </table:table-cell>
          <table:table-cell table:number-columns-repeated="1016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Niedrigster Wert</text:p>
          </table:table-cell>
          <table:table-cell table:style-name="ce3" table:formula="of:=MIN([.B4:.B140])" office:value-type="float" office:value="90" calcext:value-type="float">
            <text:p>90</text:p>
          </table:table-cell>
          <table:table-cell office:value-type="string" calcext:value-type="string">
            <text:p>Niedrigster Wert</text:p>
          </table:table-cell>
          <table:table-cell table:style-name="ce4" table:formula="of:=MIN([.C4:.C140])" office:value-type="float" office:value="760" calcext:value-type="float">
            <text:p>760</text:p>
          </table:table-cell>
          <table:table-cell table:number-columns-repeated="1016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960" calcext:value-type="float">
            <text:p>960</text:p>
          </table:table-cell>
          <table:table-cell table:number-columns-repeated="1021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float" office:value="961" calcext:value-type="float">
            <text:p>961</text:p>
          </table:table-cell>
          <table:table-cell table:number-columns-repeated="1021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Absteigend sortiert</text:p>
          </table:table-cell>
          <table:table-cell/>
          <table:table-cell office:value-type="string" calcext:value-type="string">
            <text:p>Absteigend sortiert</text:p>
          </table:table-cell>
          <table:table-cell/>
          <table:table-cell office:value-type="string" calcext:value-type="string">
            <text:p>Daten von linken und rechten Rad im Vergleich</text:p>
          </table:table-cell>
          <table:table-cell table:number-columns-repeated="1015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979" calcext:value-type="float">
            <text:p>979</text:p>
          </table:table-cell>
          <table:table-cell table:number-columns-repeated="1021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float" office:value="952" calcext:value-type="float">
            <text:p>952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/>
          <table:table-cell office:value-type="float" office:value="979" calcext:value-type="float">
            <text:p>979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/>
          <table:table-cell office:value-type="float" office:value="975" calcext:value-type="float">
            <text:p>975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float" office:value="950" calcext:value-type="float">
            <text:p>950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/>
          <table:table-cell office:value-type="float" office:value="975" calcext:value-type="float">
            <text:p>975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/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float" office:value="901" calcext:value-type="float">
            <text:p>901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/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float" office:value="939" calcext:value-type="float">
            <text:p>939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/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/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float" office:value="899" calcext:value-type="float">
            <text:p>899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/>
          <table:table-cell office:value-type="float" office:value="970" calcext:value-type="float">
            <text:p>970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float" office:value="928" calcext:value-type="float">
            <text:p>928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/>
          <table:table-cell office:value-type="float" office:value="966" calcext:value-type="float">
            <text:p>966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float" office:value="963" calcext:value-type="float">
            <text:p>963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/>
          <table:table-cell office:value-type="float" office:value="965" calcext:value-type="float">
            <text:p>965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float" office:value="956" calcext:value-type="float">
            <text:p>956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ce7"/>
          <table:table-cell office:value-type="float" office:value="964" calcext:value-type="float">
            <text:p>964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float" office:value="957" calcext:value-type="float">
            <text:p>957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/>
          <table:table-cell office:value-type="float" office:value="963" calcext:value-type="float">
            <text:p>963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/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float" office:value="956" calcext:value-type="float">
            <text:p>956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/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float" office:value="956" calcext:value-type="float">
            <text:p>956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/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/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float" office:value="966" calcext:value-type="float">
            <text:p>966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/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float" office:value="864" calcext:value-type="float">
            <text:p>864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/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float" office:value="868" calcext:value-type="float">
            <text:p>868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/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float" office:value="875" calcext:value-type="float">
            <text:p>87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/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float" office:value="927" calcext:value-type="float">
            <text:p>92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/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float" office:value="957" calcext:value-type="float">
            <text:p>957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float" office:value="861" calcext:value-type="float">
            <text:p>861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Daten linkes Rad</text:p>
          </table:table-cell>
          <table:table-cell table:number-columns-repeated="1015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float" office:value="949" calcext:value-type="float">
            <text:p>949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float" office:value="967" calcext:value-type="float">
            <text:p>96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float" office:value="925" calcext:value-type="float">
            <text:p>925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float" office:value="863" calcext:value-type="float">
            <text:p>863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office:value-type="float" office:value="967" calcext:value-type="float">
            <text:p>967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/>
          <table:table-cell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float" office:value="874" calcext:value-type="float">
            <text:p>874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955" calcext:value-type="float">
            <text:p>955</text:p>
          </table:table-cell>
          <table:table-cell table:style-name="Default"/>
          <table:table-cell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float" office:value="944" calcext:value-type="float">
            <text:p>944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/>
          <table:table-cell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float" office:value="954" calcext:value-type="float">
            <text:p>954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/>
          <table:table-cell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float" office:value="967" calcext:value-type="float">
            <text:p>967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/>
          <table:table-cell office:value-type="float" office:value="957" calcext:value-type="float">
            <text:p>957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float" office:value="900" calcext:value-type="float">
            <text:p>900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/>
          <table:table-cell office:value-type="float" office:value="957" calcext:value-type="float">
            <text:p>957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/>
          <table:table-cell office:value-type="float" office:value="955" calcext:value-type="float">
            <text:p>955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float" office:value="927" calcext:value-type="float">
            <text:p>927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/>
          <table:table-cell office:value-type="float" office:value="954" calcext:value-type="float">
            <text:p>954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float" office:value="887" calcext:value-type="float">
            <text:p>887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/>
          <table:table-cell office:value-type="float" office:value="952" calcext:value-type="float">
            <text:p>952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float" office:value="880" calcext:value-type="float">
            <text:p>880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/>
          <table:table-cell office:value-type="float" office:value="952" calcext:value-type="float">
            <text:p>952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float" office:value="909" calcext:value-type="float">
            <text:p>909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/>
          <table:table-cell office:value-type="float" office:value="951" calcext:value-type="float">
            <text:p>951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float" office:value="951" calcext:value-type="float">
            <text:p>951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/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float" office:value="889" calcext:value-type="float">
            <text:p>88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/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float" office:value="956" calcext:value-type="float">
            <text:p>956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/>
          <table:table-cell office:value-type="float" office:value="948" calcext:value-type="float">
            <text:p>948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float" office:value="872" calcext:value-type="float">
            <text:p>872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/>
          <table:table-cell office:value-type="float" office:value="947" calcext:value-type="float">
            <text:p>947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float" office:value="892" calcext:value-type="float">
            <text:p>892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/>
          <table:table-cell office:value-type="float" office:value="944" calcext:value-type="float">
            <text:p>944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office:value-type="float" office:value="872" calcext:value-type="float">
            <text:p>872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/>
          <table:table-cell office:value-type="float" office:value="944" calcext:value-type="float">
            <text:p>944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office:value-type="float" office:value="869" calcext:value-type="float">
            <text:p>869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/>
          <table:table-cell office:value-type="float" office:value="943" calcext:value-type="float">
            <text:p>943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float" office:value="891" calcext:value-type="float">
            <text:p>891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/>
          <table:table-cell office:value-type="float" office:value="943" calcext:value-type="float">
            <text:p>943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float" office:value="929" calcext:value-type="float">
            <text:p>929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/>
          <table:table-cell office:value-type="float" office:value="942" calcext:value-type="float">
            <text:p>942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office:value-type="float" office:value="937" calcext:value-type="float">
            <text:p>93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/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Daten rechtes Rad</text:p>
          </table:table-cell>
          <table:table-cell table:number-columns-repeated="1015"/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office:value-type="float" office:value="904" calcext:value-type="float">
            <text:p>904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/>
          <table:table-cell office:value-type="float" office:value="939" calcext:value-type="float">
            <text:p>939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float" office:value="908" calcext:value-type="float">
            <text:p>908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/>
          <table:table-cell office:value-type="float" office:value="938" calcext:value-type="float">
            <text:p>938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office:value-type="float" office:value="956" calcext:value-type="float">
            <text:p>956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/>
          <table:table-cell office:value-type="float" office:value="938" calcext:value-type="float">
            <text:p>938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float" office:value="887" calcext:value-type="float">
            <text:p>887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/>
          <table:table-cell office:value-type="float" office:value="938" calcext:value-type="float">
            <text:p>938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office:value-type="float" office:value="967" calcext:value-type="float">
            <text:p>967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/>
          <table:table-cell office:value-type="float" office:value="938" calcext:value-type="float">
            <text:p>938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float" office:value="929" calcext:value-type="float">
            <text:p>929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/>
          <table:table-cell office:value-type="float" office:value="936" calcext:value-type="float">
            <text:p>936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float" office:value="882" calcext:value-type="float">
            <text:p>882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/>
          <table:table-cell office:value-type="float" office:value="936" calcext:value-type="float">
            <text:p>936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float" office:value="871" calcext:value-type="float">
            <text:p>871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/>
          <table:table-cell office:value-type="float" office:value="934" calcext:value-type="float">
            <text:p>934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float" office:value="938" calcext:value-type="float">
            <text:p>938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/>
          <table:table-cell office:value-type="float" office:value="934" calcext:value-type="float">
            <text:p>934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/>
          <table:table-cell office:value-type="float" office:value="932" calcext:value-type="float">
            <text:p>932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float" office:value="892" calcext:value-type="float">
            <text:p>89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/>
          <table:table-cell office:value-type="float" office:value="932" calcext:value-type="float">
            <text:p>932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float" office:value="965" calcext:value-type="float">
            <text:p>965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/>
          <table:table-cell office:value-type="float" office:value="932" calcext:value-type="float">
            <text:p>932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float" office:value="969" calcext:value-type="float">
            <text:p>969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/>
          <table:table-cell office:value-type="float" office:value="930" calcext:value-type="float">
            <text:p>930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office:value-type="float" office:value="941" calcext:value-type="float">
            <text:p>941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/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office:value-type="float" office:value="870" calcext:value-type="float">
            <text:p>870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/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float" office:value="963" calcext:value-type="float">
            <text:p>963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/>
          <table:table-cell office:value-type="float" office:value="922" calcext:value-type="float">
            <text:p>922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float" office:value="895" calcext:value-type="float">
            <text:p>895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/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float" office:value="880" calcext:value-type="float">
            <text:p>88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/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float" office:value="916" calcext:value-type="float">
            <text:p>916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/>
          <table:table-cell office:value-type="float" office:value="916" calcext:value-type="float">
            <text:p>916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float" office:value="955" calcext:value-type="float">
            <text:p>955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/>
          <table:table-cell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float" office:value="917" calcext:value-type="float">
            <text:p>917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/>
          <table:table-cell office:value-type="float" office:value="911" calcext:value-type="float">
            <text:p>911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float" office:value="905" calcext:value-type="float">
            <text:p>905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/>
          <table:table-cell office:value-type="float" office:value="909" calcext:value-type="float">
            <text:p>909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float" office:value="943" calcext:value-type="float">
            <text:p>943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/>
          <table:table-cell office:value-type="float" office:value="907" calcext:value-type="float">
            <text:p>907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float" office:value="848" calcext:value-type="float">
            <text:p>84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/>
          <table:table-cell office:value-type="float" office:value="906" calcext:value-type="float">
            <text:p>906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/>
          <table:table-cell office:value-type="float" office:value="906" calcext:value-type="float">
            <text:p>906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office:value-type="float" office:value="893" calcext:value-type="float">
            <text:p>893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/>
          <table:table-cell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float" office:value="959" calcext:value-type="float">
            <text:p>959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/>
          <table:table-cell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float" office:value="874" calcext:value-type="float">
            <text:p>874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/>
          <table:table-cell office:value-type="float" office:value="893" calcext:value-type="float">
            <text:p>893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float" office:value="945" calcext:value-type="float">
            <text:p>94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/>
          <table:table-cell office:value-type="float" office:value="888" calcext:value-type="float">
            <text:p>888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float" office:value="949" calcext:value-type="float">
            <text:p>94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/>
          <table:table-cell office:value-type="float" office:value="884" calcext:value-type="float">
            <text:p>884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float" office:value="928" calcext:value-type="float">
            <text:p>928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905" calcext:value-type="float">
            <text:p>905</text:p>
          </table:table-cell>
          <table:table-cell table:style-name="Default"/>
          <table:table-cell office:value-type="float" office:value="882" calcext:value-type="float">
            <text:p>882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float" office:value="875" calcext:value-type="float">
            <text:p>875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/>
          <table:table-cell office:value-type="float" office:value="869" calcext:value-type="float">
            <text:p>869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float" office:value="883" calcext:value-type="float">
            <text:p>883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/>
          <table:table-cell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float" office:value="937" calcext:value-type="float">
            <text:p>937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901" calcext:value-type="float">
            <text:p>901</text:p>
          </table:table-cell>
          <table:table-cell table:style-name="Default"/>
          <table:table-cell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office:value-type="float" office:value="941" calcext:value-type="float">
            <text:p>94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Default"/>
          <table:table-cell office:value-type="float" office:value="865" calcext:value-type="float">
            <text:p>865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office:value-type="float" office:value="855" calcext:value-type="float">
            <text:p>855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/>
          <table:table-cell office:value-type="float" office:value="865" calcext:value-type="float">
            <text:p>865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office:value-type="float" office:value="889" calcext:value-type="float">
            <text:p>889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/>
          <table:table-cell office:value-type="float" office:value="864" calcext:value-type="float">
            <text:p>864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office:value-type="float" office:value="949" calcext:value-type="float">
            <text:p>949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895" calcext:value-type="float">
            <text:p>895</text:p>
          </table:table-cell>
          <table:table-cell table:style-name="Default"/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office:value-type="float" office:value="958" calcext:value-type="float">
            <text:p>958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895" calcext:value-type="float">
            <text:p>895</text:p>
          </table:table-cell>
          <table:table-cell table:style-name="Default"/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895" calcext:value-type="float">
            <text:p>895</text:p>
          </table:table-cell>
          <table:table-cell table:style-name="Default"/>
          <table:table-cell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office:value-type="float" office:value="871" calcext:value-type="float">
            <text:p>871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/>
          <table:table-cell office:value-type="float" office:value="858" calcext:value-type="float">
            <text:p>858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office:value-type="float" office:value="967" calcext:value-type="float">
            <text:p>96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/>
          <table:table-cell office:value-type="float" office:value="852" calcext:value-type="float">
            <text:p>852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office:value-type="float" office:value="933" calcext:value-type="float">
            <text:p>933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/>
          <table:table-cell office:value-type="float" office:value="849" calcext:value-type="float">
            <text:p>849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office:value-type="float" office:value="875" calcext:value-type="float">
            <text:p>875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Default"/>
          <table:table-cell office:value-type="float" office:value="848" calcext:value-type="float">
            <text:p>848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office:value-type="float" office:value="861" calcext:value-type="float">
            <text:p>861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889" calcext:value-type="float">
            <text:p>889</text:p>
          </table:table-cell>
          <table:table-cell table:style-name="Default"/>
          <table:table-cell office:value-type="float" office:value="847" calcext:value-type="float">
            <text:p>847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889" calcext:value-type="float">
            <text:p>889</text:p>
          </table:table-cell>
          <table:table-cell table:style-name="Default"/>
          <table:table-cell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office:value-type="float" office:value="945" calcext:value-type="float">
            <text:p>945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889" calcext:value-type="float">
            <text:p>889</text:p>
          </table:table-cell>
          <table:table-cell table:style-name="Default"/>
          <table:table-cell office:value-type="float" office:value="844" calcext:value-type="float">
            <text:p>844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office:value-type="float" office:value="871" calcext:value-type="float">
            <text:p>871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887" calcext:value-type="float">
            <text:p>887</text:p>
          </table:table-cell>
          <table:table-cell table:style-name="Default"/>
          <table:table-cell office:value-type="float" office:value="842" calcext:value-type="float">
            <text:p>842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office:value-type="float" office:value="963" calcext:value-type="float">
            <text:p>963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887" calcext:value-type="float">
            <text:p>887</text:p>
          </table:table-cell>
          <table:table-cell table:style-name="Default"/>
          <table:table-cell office:value-type="float" office:value="835" calcext:value-type="float">
            <text:p>835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office:value-type="float" office:value="970" calcext:value-type="float">
            <text:p>970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886" calcext:value-type="float">
            <text:p>886</text:p>
          </table:table-cell>
          <table:table-cell table:style-name="Default"/>
          <table:table-cell office:value-type="float" office:value="833" calcext:value-type="float">
            <text:p>833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office:value-type="float" office:value="949" calcext:value-type="float">
            <text:p>949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883" calcext:value-type="float">
            <text:p>883</text:p>
          </table:table-cell>
          <table:table-cell table:style-name="Default"/>
          <table:table-cell office:value-type="float" office:value="833" calcext:value-type="float">
            <text:p>833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office:value-type="float" office:value="869" calcext:value-type="float">
            <text:p>869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882" calcext:value-type="float">
            <text:p>882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office:value-type="float" office:value="867" calcext:value-type="float">
            <text:p>867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office:value-type="float" office:value="921" calcext:value-type="float">
            <text:p>921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office:value-type="float" office:value="880" calcext:value-type="float">
            <text:p>88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office:value-type="float" office:value="868" calcext:value-type="float">
            <text:p>868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/>
          <table:table-cell office:value-type="float" office:value="831" calcext:value-type="float">
            <text:p>8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office:value-type="float" office:value="886" calcext:value-type="float">
            <text:p>886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875" calcext:value-type="float">
            <text:p>875</text:p>
          </table:table-cell>
          <table:table-cell table:style-name="Default"/>
          <table:table-cell office:value-type="float" office:value="828" calcext:value-type="float">
            <text:p>8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office:value-type="float" office:value="922" calcext:value-type="float">
            <text:p>922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875" calcext:value-type="float">
            <text:p>875</text:p>
          </table:table-cell>
          <table:table-cell table:style-name="Default"/>
          <table:table-cell office:value-type="float" office:value="826" calcext:value-type="float">
            <text:p>8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office:value-type="float" office:value="946" calcext:value-type="float">
            <text:p>946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875" calcext:value-type="float">
            <text:p>875</text:p>
          </table:table-cell>
          <table:table-cell table:style-name="Default"/>
          <table:table-cell office:value-type="float" office:value="823" calcext:value-type="float">
            <text:p>8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office:value-type="float" office:value="923" calcext:value-type="float">
            <text:p>923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875" calcext:value-type="float">
            <text:p>875</text:p>
          </table:table-cell>
          <table:table-cell table:style-name="Default"/>
          <table:table-cell office:value-type="float" office:value="823" calcext:value-type="float">
            <text:p>8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office:value-type="float" office:value="869" calcext:value-type="float">
            <text:p>869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875" calcext:value-type="float">
            <text:p>875</text:p>
          </table:table-cell>
          <table:table-cell table:style-name="Default"/>
          <table:table-cell office:value-type="float" office:value="819" calcext:value-type="float">
            <text:p>8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19]+1" office:value-type="float" office:value="116" calcext:value-type="float">
            <text:p>116</text:p>
          </table:table-cell>
          <table:table-cell office:value-type="float" office:value="869" calcext:value-type="float">
            <text:p>869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/>
          <table:table-cell office:value-type="float" office:value="819" calcext:value-type="float">
            <text:p>8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office:value-type="float" office:value="875" calcext:value-type="float">
            <text:p>875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/>
          <table:table-cell office:value-type="float" office:value="819" calcext:value-type="float">
            <text:p>8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office:value-type="float" office:value="866" calcext:value-type="float">
            <text:p>866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office:value-type="float" office:value="934" calcext:value-type="float">
            <text:p>934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office:value-type="float" office:value="917" calcext:value-type="float">
            <text:p>917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office:value-type="float" office:value="911" calcext:value-type="float">
            <text:p>911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float" office:value="956" calcext:value-type="float">
            <text:p>956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/>
          <table:table-cell office:value-type="float" office:value="816" calcext:value-type="float">
            <text:p>8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table:number-columns-repeated="2" office:value-type="float" office:value="958" calcext:value-type="float">
            <text:p>95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/>
          <table:table-cell office:value-type="float" office:value="815" calcext:value-type="float">
            <text:p>8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float" office:value="943" calcext:value-type="float">
            <text:p>943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/>
          <table:table-cell office:value-type="float" office:value="815" calcext:value-type="float">
            <text:p>8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float" office:value="889" calcext:value-type="float">
            <text:p>889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/>
          <table:table-cell office:value-type="float" office:value="813" calcext:value-type="float">
            <text:p>8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float" office:value="946" calcext:value-type="float">
            <text:p>946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/>
          <table:table-cell office:value-type="float" office:value="811" calcext:value-type="float">
            <text:p>8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float" office:value="920" calcext:value-type="float">
            <text:p>920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float" office:value="847" calcext:value-type="float">
            <text:p>847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/>
          <table:table-cell office:value-type="float" office:value="809" calcext:value-type="float">
            <text:p>8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float" office:value="875" calcext:value-type="float">
            <text:p>87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float" office:value="895" calcext:value-type="float">
            <text:p>89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/>
          <table:table-cell office:value-type="float" office:value="804" calcext:value-type="float">
            <text:p>8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float" office:value="957" calcext:value-type="float">
            <text:p>957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float" office:value="909" calcext:value-type="float">
            <text:p>909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/>
          <table:table-cell office:value-type="float" office:value="793" calcext:value-type="float">
            <text:p>7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float" office:value="903" calcext:value-type="float">
            <text:p>903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/>
          <table:table-cell office:value-type="float" office:value="790" calcext:value-type="float">
            <text:p>7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float" office:value="969" calcext:value-type="float">
            <text:p>969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863" calcext:value-type="float">
            <text:p>863</text:p>
          </table:table-cell>
          <table:table-cell table:style-name="Default"/>
          <table:table-cell office:value-type="float" office:value="787" calcext:value-type="float">
            <text:p>7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float" office:value="953" calcext:value-type="float">
            <text:p>953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/>
          <table:table-cell office:value-type="float" office:value="785" calcext:value-type="float">
            <text:p>7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float" office:value="895" calcext:value-type="float">
            <text:p>895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/>
          <table:table-cell office:value-type="float" office:value="780" calcext:value-type="float">
            <text:p>7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60" calcext:value-type="float">
            <text:p>860</text:p>
          </table:table-cell>
          <table:table-cell table:style-name="Default"/>
          <table:table-cell office:value-type="float" office:value="777" calcext:value-type="float">
            <text:p>7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55" calcext:value-type="float">
            <text:p>855</text:p>
          </table:table-cell>
          <table:table-cell table:style-name="Default"/>
          <table:table-cell office:value-type="float" office:value="776" calcext:value-type="float">
            <text:p>7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48" calcext:value-type="float">
            <text:p>848</text:p>
          </table:table-cell>
          <table:table-cell table:style-name="Default"/>
          <table:table-cell office:value-type="float" office:value="772" calcext:value-type="float">
            <text:p>7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47" calcext:value-type="float">
            <text:p>847</text:p>
          </table:table-cell>
          <table:table-cell table:style-name="Default"/>
          <table:table-cell office:value-type="float" office:value="767" calcext:value-type="float">
            <text:p>7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08" calcext:value-type="float">
            <text:p>808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style-name="Default"/>
          <table:table-cell office:value-type="float" office:value="760" calcext:value-type="float">
            <text:p>760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10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G10:Tabelle1.G1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0:25:11.810000000</meta:creation-date>
    <dc:date>2017-06-08T01:00:25.869000000</dc:date>
    <meta:editing-duration>PT3M28S</meta:editing-duration>
    <meta:editing-cycles>2</meta:editing-cycles>
    <meta:generator>LibreOffice/5.3.3.2$Windows_x86 LibreOffice_project/3d9a8b4b4e538a85e0782bd6c2d430bafe583448</meta:generator>
    <meta:document-statistic meta:table-count="1" meta:cell-count="7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005cm" style:legend-expansion="high" chart:style-name="ch2"/>
        <chart:plot-area chart:style-name="ch3" table:cell-range-address="Tabelle1.B4:Tabelle1.C140" svg:x="0.32cm" svg:y="0.18cm" svg:width="12.693cm" svg:height="8.64cm">
          <chartooo:coordinate-region svg:x="1.312cm" svg:y="0.302cm" svg:width="11.701cm" svg:height="7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4:Tabelle1.B140" chart:class="chart:line">
            <chart:data-point chart:repeated="137"/>
          </chart:series>
          <chart:series chart:style-name="ch7" chart:values-cell-range-address="Tabelle1.C4:Tabelle1.C140" chart:class="chart:line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8">
                <text:p>808</text:p>
                <draw:g>
                  <svg:desc>Tabelle1.B4:Tabelle1.B140</svg:desc>
                </draw:g>
              </table:table-cell>
              <table:table-cell office:value-type="float" office:value="818">
                <text:p>818</text:p>
                <draw:g>
                  <svg:desc>Tabelle1.C4:Tabelle1.C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2">
                <text:p>95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3">
                <text:p>95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4">
                <text:p>95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3">
                <text:p>97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2">
                <text:p>95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6">
                <text:p>95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">
                <text:p>95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">
                <text:p>95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">
                <text:p>90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9">
                <text:p>93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9">
                <text:p>89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8">
                <text:p>92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3">
                <text:p>96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6">
                <text:p>95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7">
                <text:p>95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6">
                <text:p>95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6">
                <text:p>9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6">
                <text:p>95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9">
                <text:p>96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6">
                <text:p>96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4">
                <text:p>86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8">
                <text:p>86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5">
                <text:p>87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7">
                <text:p>92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7">
                <text:p>95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1">
                <text:p>86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9">
                <text:p>94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7">
                <text:p>96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5">
                <text:p>92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0">
                <text:p>86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3">
                <text:p>86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7">
                <text:p>96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4">
                <text:p>87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4">
                <text:p>94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4">
                <text:p>95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7">
                <text:p>96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">
                <text:p>90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6">
                <text:p>89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7">
                <text:p>92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7">
                <text:p>88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">
                <text:p>90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1">
                <text:p>95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9">
                <text:p>88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6">
                <text:p>95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2">
                <text:p>87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2">
                <text:p>89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2">
                <text:p>87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9">
                <text:p>869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1">
                <text:p>89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9">
                <text:p>92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7">
                <text:p>93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4">
                <text:p>904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8">
                <text:p>90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6">
                <text:p>95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7">
                <text:p>88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7">
                <text:p>967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9">
                <text:p>92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2">
                <text:p>88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1">
                <text:p>87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8">
                <text:p>93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2">
                <text:p>93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2">
                <text:p>89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5">
                <text:p>96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9">
                <text:p>96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1">
                <text:p>94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0">
                <text:p>87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3">
                <text:p>96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5">
                <text:p>89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0">
                <text:p>8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6">
                <text:p>91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5">
                <text:p>95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7">
                <text:p>91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5">
                <text:p>90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3">
                <text:p>94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8">
                <text:p>84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9">
                <text:p>87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3">
                <text:p>89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9">
                <text:p>95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4">
                <text:p>87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5">
                <text:p>94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9">
                <text:p>94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8">
                <text:p>92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5">
                <text:p>87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3">
                <text:p>88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7">
                <text:p>93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1">
                <text:p>9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5">
                <text:p>85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">
                <text:p>88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9">
                <text:p>94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8">
                <text:p>95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7">
                <text:p>93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1">
                <text:p>87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7">
                <text:p>96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3">
                <text:p>93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5">
                <text:p>87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1">
                <text:p>86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9">
                <text:p>91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5">
                <text:p>94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1">
                <text:p>87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3">
                <text:p>96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0">
                <text:p>97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9">
                <text:p>949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9">
                <text:p>86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7">
                <text:p>86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1">
                <text:p>92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8">
                <text:p>86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">
                <text:p>88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2">
                <text:p>92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6">
                <text:p>94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3">
                <text:p>92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">
                <text:p>86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">
                <text:p>86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5">
                <text:p>87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6">
                <text:p>86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4">
                <text:p>93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17">
                <text:p>91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1">
                <text:p>91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6">
                <text:p>95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8">
                <text:p>95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3">
                <text:p>943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9">
                <text:p>88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6">
                <text:p>94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0">
                <text:p>92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7">
                <text:p>84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5">
                <text:p>87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5">
                <text:p>89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7">
                <text:p>95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9">
                <text:p>90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3">
                <text:p>90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9">
                <text:p>96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3">
                <text:p>95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5">
                <text:p>895</text:p>
              </table:table-cell>
              <table:table-cell office:value-type="float" office:value="807">
                <text:p>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27cm" style:legend-expansion="high" chart:style-name="ch2"/>
        <chart:plot-area chart:style-name="ch3" table:cell-range-address="Tabelle1.B4:Tabelle1.B140" svg:x="0.32cm" svg:y="0.18cm" svg:width="12.693cm" svg:height="8.64cm">
          <chartooo:coordinate-region svg:x="1.312cm" svg:y="0.302cm" svg:width="11.701cm" svg:height="7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4:Tabelle1.B140" chart:class="chart:line">
            <chart:data-point chart:repeated="1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8">
                <text:p>808</text:p>
                <draw:g>
                  <svg:desc>Tabelle1.B4:Tabelle1.B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5">
                <text:p>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27cm" style:legend-expansion="high" chart:style-name="ch2"/>
        <chart:plot-area chart:style-name="ch3" table:cell-range-address="Tabelle1.C4:Tabelle1.C140" svg:x="0.32cm" svg:y="0.18cm" svg:width="12.693cm" svg:height="8.64cm">
          <chartooo:coordinate-region svg:x="1.312cm" svg:y="0.302cm" svg:width="11.701cm" svg:height="7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4:Tabelle1.C140" chart:class="chart:line">
            <chart:data-point chart:repeated="1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8">
                <text:p>818</text:p>
                <draw:g>
                  <svg:desc>Tabelle1.C4:Tabelle1.C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7">
                <text:p>8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